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2pt" officeooo:paragraph-rsid="001c7129" style:font-size-asian="12pt" style:font-size-complex="12pt"/>
    </style:style>
    <style:style style:name="P2" style:family="paragraph" style:parent-style-name="Standard">
      <style:text-properties style:font-name="Calibri Light" fo:font-size="12pt" officeooo:rsid="001c7129" officeooo:paragraph-rsid="001c7129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3pt" fo:font-weight="bold" officeooo:rsid="001c7129" officeooo:paragraph-rsid="001c7129" style:font-size-asian="13pt" style:font-weight-asian="bold" style:font-size-complex="13pt" style:font-weight-complex="bold"/>
    </style:style>
    <style:style style:name="P4" style:family="paragraph" style:parent-style-name="Standard">
      <style:text-properties fo:font-variant="normal" fo:text-transform="none" fo:color="#202122" loext:opacity="100%" style:font-name="Calibri Light" fo:font-size="12pt" fo:letter-spacing="normal" fo:font-style="normal" fo:font-weight="normal" officeooo:paragraph-rsid="001c7129" style:font-size-asian="12pt" style:font-size-complex="12pt"/>
    </style:style>
    <style:style style:name="P5" style:family="paragraph" style:parent-style-name="Standard">
      <style:text-properties fo:font-variant="normal" fo:text-transform="none" fo:color="#202122" loext:opacity="100%" style:font-name="Calibri Light" fo:font-size="12pt" fo:letter-spacing="normal" fo:font-style="normal" fo:font-weight="normal" officeooo:rsid="001c7129" officeooo:paragraph-rsid="001c7129" style:font-size-asian="12pt" style:font-size-complex="12pt"/>
    </style:style>
    <style:style style:name="P6" style:family="paragraph" style:parent-style-name="Standard" style:list-style-name="L1">
      <style:text-properties fo:font-variant="normal" fo:text-transform="none" fo:color="#202122" loext:opacity="100%" style:font-name="Calibri Light" fo:font-size="12pt" fo:letter-spacing="normal" fo:font-style="normal" fo:font-weight="bold" officeooo:rsid="001c7129" officeooo:paragraph-rsid="001c7129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02122" loext:opacity="100%" style:font-name="Calibri Light" fo:font-size="12pt" fo:letter-spacing="normal" fo:font-style="normal" fo:font-weight="bold" officeooo:rsid="001c7129" officeooo:paragraph-rsid="001c7129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02122" loext:opacity="100%" style:font-name="Calibri Light" fo:font-size="12pt" fo:letter-spacing="normal" fo:font-style="normal" fo:font-weight="normal" officeooo:rsid="001c7129" officeooo:paragraph-rsid="001c7129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02122" loext:opacity="100%" style:font-name="Calibri Light" fo:font-size="6pt" fo:letter-spacing="normal" fo:font-style="normal" fo:font-weight="bold" officeooo:rsid="001c7129" officeooo:paragraph-rsid="001c7129" style:font-size-asian="5.25pt" style:font-weight-asian="bold" style:font-size-complex="6pt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02122" loext:opacity="100%" style:font-name="Calibri Light" fo:font-size="6pt" fo:letter-spacing="normal" fo:font-style="normal" fo:font-weight="normal" officeooo:rsid="001c7129" officeooo:paragraph-rsid="001c7129" style:font-size-asian="5.25pt" style:font-size-complex="6pt"/>
    </style:style>
    <style:style style:name="T1" style:family="text">
      <style:text-properties officeooo:rsid="001c7129"/>
    </style:style>
    <style:style style:name="T2" style:family="text">
      <style:text-properties fo:font-variant="normal" fo:text-transform="none" fo:color="#202122" loext:opacity="100%" fo:letter-spacing="normal" fo:font-style="normal" fo:font-weight="normal"/>
    </style:style>
    <style:style style:name="T3" style:family="text">
      <style:text-properties fo:font-weight="bold" officeooo:rsid="001c7129" style:font-weight-asian="bold" style:font-weight-complex="bold"/>
    </style:style>
    <style:style style:name="T4" style:family="text">
      <style:text-properties officeooo:rsid="001d098d"/>
    </style:style>
    <style:style style:name="T5" style:family="text">
      <style:text-properties officeooo:rsid="001e3ceb"/>
    </style:style>
    <style:style style:name="T6" style:family="text">
      <style:text-properties officeooo:rsid="001ebe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Latencia CAS</text:p>
      <text:p text:style-name="P1"/>
      <text:p text:style-name="P1"><text:span text:style-name="T1">Realiza los siguientes </text:span><text:span text:style-name="T3">cálculos de tiempo total con Latencia CAS</text:span><text:span text:style-name="T1"> con sistemas de </text:span><text:span text:style-name="T2">133 MHz, a 166 MHz y otro a 200 MHz.</text:span></text:p>
      <text:p text:style-name="P4"/>
      <text:p text:style-name="P7">- Latencia 2 3 5 4</text:p>
      <text:p text:style-name="P9"/>
      <text:list xml:id="list2510580529" text:style-name="L1">
        <text:list-item>
          <text:p text:style-name="P6">Resultado 133MHz: <text:span text:style-name="T4">105</text:span><text:span text:style-name="T5">ns</text:span></text:p>
        </text:list-item>
        <text:list-item>
          <text:p text:style-name="P6">Resultado 166MHz: <text:span text:style-name="T4">84</text:span><text:span text:style-name="T5">ns</text:span></text:p>
        </text:list-item>
        <text:list-item>
          <text:p text:style-name="P6">Resultado 200MHz: <text:span text:style-name="T4">70</text:span><text:span text:style-name="T5">ns</text:span></text:p>
        </text:list-item>
      </text:list>
      <text:p text:style-name="P8"/>
      <text:p text:style-name="P8"/>
      <text:p text:style-name="P7">- Latencia 3 5 3 2</text:p>
      <text:p text:style-name="P10"/>
      <text:list xml:id="list101859013792675" text:continue-numbering="true" text:style-name="L1">
        <text:list-item>
          <text:p text:style-name="P6">Resultado <text:span text:style-name="T6">500</text:span>MHz: </text:p>
        </text:list-item>
        <text:list-item>
          <text:p text:style-name="P6">Resultado 1<text:span text:style-name="T6">25</text:span>MHz: </text:p>
        </text:list-item>
        <text:list-item>
          <text:p text:style-name="P6">Resultado <text:span text:style-name="T6">25</text:span>MHz: </text:p>
        </text:list-item>
      </text:list>
      <text:p text:style-name="P8"/>
      <text:p text:style-name="P7"/>
      <text:p text:style-name="P7">- Latencia 2 3 4 5</text:p>
      <text:p text:style-name="P10"/>
      <text:list xml:id="list101859179314374" text:continue-numbering="true" text:style-name="L1">
        <text:list-item>
          <text:p text:style-name="P6">Resultado 1<text:span text:style-name="T6">000</text:span>MHz: </text:p>
        </text:list-item>
        <text:list-item>
          <text:p text:style-name="P6">Resultado <text:span text:style-name="T6">200</text:span>MHz: </text:p>
        </text:list-item>
        <text:list-item>
          <text:p text:style-name="P6">Resultado <text:span text:style-name="T6">66</text:span>MHz: </text:p>
        </text:list-item>
      </text:list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13:14:36.056000000</meta:creation-date>
    <dc:date>2021-10-21T10:18:56.199000000</dc:date>
    <meta:editing-duration>PT46M51S</meta:editing-duration>
    <meta:editing-cycles>3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4" meta:word-count="74" meta:character-count="377" meta:non-whitespace-character-count="320"/>
  </office:meta>
</office:document-meta>
</file>